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25984251968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79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6255">
            <text:p>6255</text:p>
          </table:table-cell>
          <table:table-cell table:style-name="ACE-0" office:value-type="float" office:value="74">
            <text:p>74</text:p>
          </table:table-cell>
          <table:table-cell table:style-name="ACE-0" office:value-type="string">
            <text:p>mr (insect remains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6499999999999999">
            <text:p>−3.6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80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6150">
            <text:p>61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r (Schoenopl.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4499999999999997">
            <text:p>−3.4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81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5881">
            <text:p>5881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mr (Schoenopl.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9499999999999997">
            <text:p>−2.9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82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5285">
            <text:p>528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indet. m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25">
            <text:p>−2.2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83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4657">
            <text:p>4657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indet m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95">
            <text:p>−1.9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2884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3611">
            <text:p>3611</text:p>
          </table:table-cell>
          <table:table-cell table:style-name="ACE-0" office:value-type="float" office:value="54">
            <text:p>54</text:p>
          </table:table-cell>
          <table:table-cell table:style-name="ACE-0" office:value-type="string">
            <text:p>indet m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1499999999999999">
            <text:p>−1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5992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780">
            <text:p>78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ha. leach.res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5">
            <text:p>−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5993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2175">
            <text:p>217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ha. leach.res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34999999999999998">
            <text:p>−0.3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5994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2745">
            <text:p>274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a. leach.res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5000000000000007">
            <text:p>−0.9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5995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3225">
            <text:p>322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a. leach.res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05">
            <text:p>−1.0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5996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3835">
            <text:p>383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a. leach.res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5">
            <text:p>−1.2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5997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4095">
            <text:p>409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a. leach.res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45">
            <text:p>−1.4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5998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4390">
            <text:p>43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a. leach.res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499999999999999">
            <text:p>−1.6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5999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4655">
            <text:p>465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a. leach.res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8499999999999999">
            <text:p>−1.8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000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4920">
            <text:p>49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a. leach.res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0499999999999998">
            <text:p>−2.0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001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4550">
            <text:p>455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ha. leach.res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75">
            <text:p>−1.7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002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4920">
            <text:p>49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a. leach.res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0499999999999998">
            <text:p>−2.0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003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5325">
            <text:p>532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a. leach.res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6499999999999999">
            <text:p>−2.6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004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5845">
            <text:p>584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a. leach.res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5">
            <text:p>−3.2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005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6135">
            <text:p>613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ha. leach.res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8500000000000001">
            <text:p>−3.8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006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6475">
            <text:p>647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a. leach.res.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3500000000000005">
            <text:p>−4.350000000000001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573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69999999999999">
            <text:p>12.37</text:p>
          </table:table-cell>
          <table:table-cell table:style-name="ACE-0" office:value-type="float" office:value="6670">
            <text:p>667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inus bark from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0499999999999998">
            <text:p>−4.0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7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282</text:p>
          </table:table-cell>
          <table:table-cell table:style-name="ACE-0" office:value-type="float" office:value="54.460000000000001">
            <text:p>54.46</text:p>
          </table:table-cell>
          <table:table-cell table:style-name="ACE-0" office:value-type="float" office:value="12.68">
            <text:p>12.68</text:p>
          </table:table-cell>
          <table:table-cell table:style-name="ACE-0" office:value-type="float" office:value="7395">
            <text:p>739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indet m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6500000000000004">
            <text:p>−9.6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7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288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2.81">
            <text:p>12.81</text:p>
          </table:table-cell>
          <table:table-cell table:style-name="ACE-0" office:value-type="float" office:value="7100">
            <text:p>71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9500000000000002">
            <text:p>−6.9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7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276</text:p>
          </table:table-cell>
          <table:table-cell table:style-name="ACE-0" office:value-type="float" office:value="54.420000000000002">
            <text:p>54.42</text:p>
          </table:table-cell>
          <table:table-cell table:style-name="ACE-0" office:value-type="float" office:value="12.76">
            <text:p>12.76</text:p>
          </table:table-cell>
          <table:table-cell table:style-name="ACE-0" office:value-type="float" office:value="7020">
            <text:p>70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1500000000000004">
            <text:p>−5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NaumannLampe201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277</text:p>
          </table:table-cell>
          <table:table-cell table:style-name="ACE-0" office:value-type="float" office:value="54.439999999999998">
            <text:p>54.44</text:p>
          </table:table-cell>
          <table:table-cell table:style-name="ACE-0" office:value-type="float" office:value="12.74">
            <text:p>12.74</text:p>
          </table:table-cell>
          <table:table-cell table:style-name="ACE-0" office:value-type="float" office:value="7005">
            <text:p>700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. wood remnant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9500000000000002">
            <text:p>−5.9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NaumannLampe201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289</text:p>
          </table:table-cell>
          <table:table-cell table:style-name="ACE-0" office:value-type="float" office:value="54.380000000000003">
            <text:p>54.38</text:p>
          </table:table-cell>
          <table:table-cell table:style-name="ACE-0" office:value-type="float" office:value="12.779999999999999">
            <text:p>12.78</text:p>
          </table:table-cell>
          <table:table-cell table:style-name="ACE-0" office:value-type="float" office:value="6585">
            <text:p>658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75">
            <text:p>−3.7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NaumannLampe201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290</text:p>
          </table:table-cell>
          <table:table-cell table:style-name="ACE-0" office:value-type="float" office:value="54.380000000000003">
            <text:p>54.38</text:p>
          </table:table-cell>
          <table:table-cell table:style-name="ACE-0" office:value-type="float" office:value="12.779999999999999">
            <text:p>12.78</text:p>
          </table:table-cell>
          <table:table-cell table:style-name="ACE-0" office:value-type="float" office:value="4125">
            <text:p>412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45">
            <text:p>−1.4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NaumannLampe201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-15284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4490">
            <text:p>44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5">
            <text:p>−1.2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673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595">
            <text:p>59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5">
            <text:p>−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674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820">
            <text:p>8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5">
            <text:p>−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675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710">
            <text:p>7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5">
            <text:p>−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676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2555">
            <text:p>255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5000000000000002">
            <text:p>−0.6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677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2410">
            <text:p>24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5000000000000004">
            <text:p>−0.5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976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355">
            <text:p>355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4999999999999999">
            <text:p>−0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Etal201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5275</text:p>
          </table:table-cell>
          <table:table-cell table:style-name="ACE-0" office:value-type="float" office:value="54.420000000000002">
            <text:p>54.42</text:p>
          </table:table-cell>
          <table:table-cell table:style-name="ACE-0" office:value-type="float" office:value="12.869999999999999">
            <text:p>12.87</text:p>
          </table:table-cell>
          <table:table-cell table:style-name="ACE-0" office:value-type="float" office:value="7195">
            <text:p>719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wood from fossil soi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.7999999999999998">
            <text:p>−7.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NaumannLampe201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979</text:p>
          </table:table-cell>
          <table:table-cell table:style-name="ACE-0" office:value-type="float" office:value="54.369999999999997">
            <text:p>54.37</text:p>
          </table:table-cell>
          <table:table-cell table:style-name="ACE-0" office:value-type="float" office:value="12.69">
            <text:p>12.69</text:p>
          </table:table-cell>
          <table:table-cell table:style-name="ACE-0" office:value-type="float" office:value="780">
            <text:p>78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4999999999999996">
            <text:p>−0.4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978</text:p>
          </table:table-cell>
          <table:table-cell table:style-name="ACE-0" office:value-type="float" office:value="54.369999999999997">
            <text:p>54.37</text:p>
          </table:table-cell>
          <table:table-cell table:style-name="ACE-0" office:value-type="float" office:value="12.69">
            <text:p>12.69</text:p>
          </table:table-cell>
          <table:table-cell table:style-name="ACE-0" office:value-type="float" office:value="1505">
            <text:p>1505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34999999999999998">
            <text:p>−0.3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977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2410">
            <text:p>24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5000000000000004">
            <text:p>−0.5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980</text:p>
          </table:table-cell>
          <table:table-cell table:style-name="ACE-0" office:value-type="float" office:value="54.369999999999997">
            <text:p>54.37</text:p>
          </table:table-cell>
          <table:table-cell table:style-name="ACE-0" office:value-type="float" office:value="12.69">
            <text:p>12.69</text:p>
          </table:table-cell>
          <table:table-cell table:style-name="ACE-0" office:value-type="float" office:value="3000">
            <text:p>3000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5000000000000002">
            <text:p>−0.6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3561</text:p>
          </table:table-cell>
          <table:table-cell table:style-name="ACE-0" office:value-type="float" office:value="54.25">
            <text:p>54.25</text:p>
          </table:table-cell>
          <table:table-cell table:style-name="ACE-0" office:value-type="float" office:value="12.470000000000001">
            <text:p>12.47</text:p>
          </table:table-cell>
          <table:table-cell table:style-name="ACE-0" office:value-type="float" office:value="4990">
            <text:p>499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5000000000000002">
            <text:p>−0.6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ln-2946</text:p>
          </table:table-cell>
          <table:table-cell table:style-name="ACE-0" office:value-type="float" office:value="54.380000000000003">
            <text:p>54.38</text:p>
          </table:table-cell>
          <table:table-cell table:style-name="ACE-0" office:value-type="float" office:value="12.779999999999999">
            <text:p>12.78</text:p>
          </table:table-cell>
          <table:table-cell table:style-name="ACE-0" office:value-type="float" office:value="5520">
            <text:p>55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5">
            <text:p>−1.2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lt_Meadow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976</text:p>
          </table:table-cell>
          <table:table-cell table:style-name="ACE-0" office:value-type="float" office:value="54.270000000000003">
            <text:p>54.27</text:p>
          </table:table-cell>
          <table:table-cell table:style-name="ACE-0" office:value-type="float" office:value="12.359999999999999">
            <text:p>12.36</text:p>
          </table:table-cell>
          <table:table-cell table:style-name="ACE-0" office:value-type="float" office:value="355">
            <text:p>355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4999999999999999">
            <text:p>−0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,RosentauEtal2021</text:p>
          </table:table-cell>
          <table:table-cell table:number-columns-repeated="240" table:style-name="ACE-0"/>
        </table:table-row>
        <table:table-row table:style-name="AROW-1" table:number-rows-repeated="10">
          <table:table-cell table:number-columns-repeated="256" table:style-name="ACE-0"/>
        </table:table-row>
        <table:table-row table:style-name="AROW-2" table:number-rows-repeated="45">
          <table:table-cell table:number-columns-repeated="256" table:style-name="ACE-0"/>
        </table:table-row>
        <table:table-row table:style-name="AROW-0" table:number-rows-repeated="4">
          <table:table-cell table:number-columns-repeated="256" table:style-name="ACE-0"/>
        </table:table-row>
        <table:table-row table:style-name="AROW-1" table:number-rows-repeated="7">
          <table:table-cell table:number-columns-repeated="256" table:style-name="ACE-0"/>
        </table:table-row>
        <table:table-row table:style-name="AROW-0" table:number-rows-repeated="64">
          <table:table-cell table:number-columns-repeated="256" table:style-name="ACE-0"/>
        </table:table-row>
        <table:table-row table:style-name="AROW-0" table:number-rows-repeated="626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64607">
          <table:table-cell table:number-columns-repeated="256"/>
        </table:table-row>
        <table:table-row table:style-name="AROW-0" table:number-rows-repeated="7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4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1:10:04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